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24.114cm" fo:margin-left="0.03cm" fo:margin-right="0.016cm" fo:margin-top="0cm" fo:margin-bottom="0cm" table:align="margins" style:writing-mode="lr-tb"/>
    </style:style>
    <style:style style:name="표1.A" style:family="table-column">
      <style:table-column-properties style:column-width="3.251cm" style:rel-column-width="1843*"/>
    </style:style>
    <style:style style:name="표1.B" style:family="table-column">
      <style:table-column-properties style:column-width="1.342cm" style:rel-column-width="761*"/>
    </style:style>
    <style:style style:name="표1.C" style:family="table-column">
      <style:table-column-properties style:column-width="1.529cm" style:rel-column-width="867*"/>
    </style:style>
    <style:style style:name="표1.D" style:family="table-column">
      <style:table-column-properties style:column-width="8.599cm" style:rel-column-width="4875*"/>
    </style:style>
    <style:style style:name="표1.E" style:family="table-column">
      <style:table-column-properties style:column-width="2.023cm" style:rel-column-width="1147*"/>
    </style:style>
    <style:style style:name="표1.F" style:family="table-column">
      <style:table-column-properties style:column-width="2.702cm" style:rel-column-width="1532*"/>
    </style:style>
    <style:style style:name="표1.G" style:family="table-column">
      <style:table-column-properties style:column-width="3.08cm" style:rel-column-width="1746*"/>
    </style:style>
    <style:style style:name="표1.H" style:family="table-column">
      <style:table-column-properties style:column-width="1.42cm" style:rel-column-width="805*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표1.A2" style:family="table-cell" style:data-style-name="N147">
      <style:table-cell-properties fo:padding-left="0.191cm" fo:padding-right="0.191cm" fo:padding-top="0cm" fo:padding-bottom="0cm" fo:border="0.018cm solid #000001"/>
    </style:style>
    <style:style style:name="표1.B2" style:family="table-cell">
      <style:table-cell-properties fo:padding-left="0.191cm" fo:padding-right="0.191cm" fo:padding-top="0cm" fo:padding-bottom="0cm" fo:border="0.018cm solid #000001"/>
    </style:style>
    <style:style style:name="표1.A9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" style:family="paragraph" style:parent-style-name="Standard">
      <style:paragraph-properties fo:text-align="start" style:justify-single-word="false"/>
      <style:text-properties fo:font-size="9pt" style:font-size-asian="9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language-asian="ko" style:country-asian="KR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 style:language-asian="ko" style:country-asian="KR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/>
    </style:style>
    <style:style style:name="T1" style:family="text">
      <style:text-properties style:language-asian="ko" style:country-asian="KR"/>
    </style: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row table:style-name="표1.1">
          <table:table-cell table:style-name="표1.A1" office:value-type="string">
            <text:p text:style-name="P1">발견일자</text:p>
          </table:table-cell>
          <table:table-cell table:style-name="표1.A1" office:value-type="string">
            <text:p text:style-name="P1">발견자</text:p>
          </table:table-cell>
          <table:table-cell table:style-name="표1.A1" office:value-type="string">
            <text:p text:style-name="P1">영향</text:p>
            <text:p text:style-name="P1">(심각도)</text:p>
          </table:table-cell>
          <table:table-cell table:style-name="표1.A1" office:value-type="string">
            <text:p text:style-name="P1">상세내용</text:p>
          </table:table-cell>
          <table:table-cell table:style-name="표1.A1" office:value-type="string">
            <text:p text:style-name="P1">결함</text:p>
            <text:p text:style-name="P1">유입단계</text:p>
          </table:table-cell>
          <table:table-cell table:style-name="표1.A1" office:value-type="string">
            <text:p text:style-name="P1">결함유형</text:p>
          </table:table-cell>
          <table:table-cell table:style-name="표1.A1" office:value-type="string">
            <text:p text:style-name="P1">시정조치</text:p>
            <text:p text:style-name="P1">예정일</text:p>
          </table:table-cell>
          <table:table-cell table:style-name="표1.A1" office:value-type="string">
            <text:p text:style-name="P1">수정 담당자</text:p>
          </table:table-cell>
        </table:table-row>
        <table:table-row table:style-name="표1.1">
          <table:table-cell table:style-name="표1.A2" office:value-type="date" office:date-value="2019-09-26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심각</text:p>
          </table:table-cell>
          <table:table-cell table:style-name="표1.B2" office:value-type="string">
            <text:p text:style-name="P6">내 이용정보 수정 DB update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5">DB update</text:p>
          </table:table-cell>
          <table:table-cell table:style-name="표1.A2" office:value-type="date" office:date-value="2019-09-26">
            <text:p text:style-name="P1">2019년 9월 26일</text:p>
          </table:table-cell>
          <table:table-cell table:style-name="표1.B2" office:value-type="string">
            <text:p text:style-name="P5">김수현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미미</text:p>
          </table:table-cell>
          <table:table-cell table:style-name="표1.B2" office:value-type="string">
            <text:p text:style-name="P6">id찾기 취소버튼 (필요없음)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5">JSP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김수현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미미</text:p>
          </table:table-cell>
          <table:table-cell table:style-name="표1.B2" office:value-type="string">
            <text:p text:style-name="P6">Mapping에 .do 불필요사항 포함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1">Controller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김수현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미미</text:p>
          </table:table-cell>
          <table:table-cell table:style-name="표1.B2" office:value-type="string">
            <text:p text:style-name="P2">마이페이지 부분에 aside <text:span text:style-name="T1">비포함</text:span>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1">Mybatis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김수현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미미</text:p>
          </table:table-cell>
          <table:table-cell table:style-name="표1.B2" office:value-type="string">
            <text:p text:style-name="P2">메인페이지 css <text:span text:style-name="T1">오류</text:span>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5">CSS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황제선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미미</text:p>
          </table:table-cell>
          <table:table-cell table:style-name="표1.B2" office:value-type="string">
            <text:p text:style-name="P2">상품관리 페이지css <text:span text:style-name="T1">오류</text:span>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5">CSS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대근</text:p>
          </table:table-cell>
        </table:table-row>
        <table:table-row table:style-name="표1.1"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진우</text:p>
          </table:table-cell>
          <table:table-cell table:style-name="표1.B2" office:value-type="string">
            <text:p text:style-name="P5">심각</text:p>
          </table:table-cell>
          <table:table-cell table:style-name="표1.B2" office:value-type="string">
            <text:p text:style-name="P2">상품등록 <text:span text:style-name="T1">페이지 첨부</text:span>파일 <text:span text:style-name="T1">확장자 제한 오류</text:span></text:p>
          </table:table-cell>
          <table:table-cell table:style-name="표1.B2" office:value-type="string">
            <text:p text:style-name="P5">코딩 시</text:p>
          </table:table-cell>
          <table:table-cell table:style-name="표1.B2" office:value-type="string">
            <text:p text:style-name="P5">JS error</text:p>
          </table:table-cell>
          <table:table-cell table:style-name="표1.B2" office:value-type="string">
            <text:p text:style-name="P1">2019년 9월 26일</text:p>
          </table:table-cell>
          <table:table-cell table:style-name="표1.B2" office:value-type="string">
            <text:p text:style-name="P5">최대근</text:p>
          </table:table-cell>
        </table:table-row>
        <table:table-row table:style-name="표1.1">
          <table:table-cell table:style-name="표1.A9" office:value-type="string">
            <text:p text:style-name="P1">2019년 9월 26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심각</text:p>
          </table:table-cell>
          <table:table-cell table:style-name="표1.A9" office:value-type="string">
            <text:p text:style-name="P2">공지사항 <text:span text:style-name="T1">조회 쿼리 오류</text:span>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5">DB 쿼리 error</text:p>
          </table:table-cell>
          <table:table-cell table:style-name="표1.A9" office:value-type="string">
            <text:p text:style-name="P1">2019년 9월 26일</text:p>
          </table:table-cell>
          <table:table-cell table:style-name="표1.A9" office:value-type="string">
            <text:p text:style-name="P5">황제선</text:p>
          </table:table-cell>
        </table:table-row>
        <table:table-row table:style-name="표1.1">
          <table:table-cell table:style-name="표1.A9" office:value-type="string">
            <text:p text:style-name="P1">2019년 9월 26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심각</text:p>
          </table:table-cell>
          <table:table-cell table:style-name="표1.A9" office:value-type="string">
            <text:p text:style-name="P2">1:1문의<text:span text:style-name="T1">게시글에</text:span> 답변 달아도 미답변 그대로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5">DB 쿼리 error</text:p>
          </table:table-cell>
          <table:table-cell table:style-name="표1.A9" office:value-type="string">
            <text:p text:style-name="P1">2019년 9월 26일</text:p>
          </table:table-cell>
          <table:table-cell table:style-name="표1.A9" office:value-type="string">
            <text:p text:style-name="P5">황제선</text:p>
          </table:table-cell>
        </table:table-row>
        <table:table-row table:style-name="표1.1">
          <table:table-cell table:style-name="표1.A9" office:value-type="string">
            <text:p text:style-name="P5">2019년 9월 26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심각</text:p>
          </table:table-cell>
          <table:table-cell table:style-name="표1.A9" office:value-type="string">
            <text:p text:style-name="P2">1:1<text:span text:style-name="T1">문의 게시판 리스트 </text:span>답변글<text:span text:style-name="T1">이 원글 하단에 있지않음</text:span>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5">DB 쿼리 error</text:p>
          </table:table-cell>
          <table:table-cell table:style-name="표1.A9" office:value-type="string">
            <text:p text:style-name="P1">2019년 9월 26일</text:p>
          </table:table-cell>
          <table:table-cell table:style-name="표1.A9" office:value-type="string">
            <text:p text:style-name="P5">황제선</text:p>
          </table:table-cell>
        </table:table-row>
        <table:table-row table:style-name="표1.1">
          <table:table-cell table:style-name="표1.A9" office:value-type="string">
            <text:p text:style-name="P5">2019년 9월 26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미미</text:p>
          </table:table-cell>
          <table:table-cell table:style-name="표1.A9" office:value-type="string">
            <text:p text:style-name="P2">예약하기 페이지 a<text:span text:style-name="T1">태그에만 밑줄생김</text:span>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5">CSS error</text:p>
          </table:table-cell>
          <table:table-cell table:style-name="표1.A9" office:value-type="string">
            <text:p text:style-name="P1">2019년 9월 26일</text:p>
          </table:table-cell>
          <table:table-cell table:style-name="표1.A9" office:value-type="string">
            <text:p text:style-name="P5">최진우</text:p>
          </table:table-cell>
        </table:table-row>
        <table:table-row table:style-name="표1.1">
          <table:table-cell table:style-name="표1.A9" office:value-type="string">
            <text:p text:style-name="P5">2019년 9월 27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심각</text:p>
          </table:table-cell>
          <table:table-cell table:style-name="표1.A9" office:value-type="string">
            <text:p text:style-name="P2">review.xml에 mybatis 설정 오류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1">Mybatis error</text:p>
          </table:table-cell>
          <table:table-cell table:style-name="표1.A9" office:value-type="string">
            <text:p text:style-name="P5">2019년 9월 27일</text:p>
          </table:table-cell>
          <table:table-cell table:style-name="표1.A9" office:value-type="string">
            <text:p text:style-name="P5">김은수</text:p>
          </table:table-cell>
        </table:table-row>
        <table:table-row table:style-name="표1.1">
          <table:table-cell table:style-name="표1.A9" office:value-type="string">
            <text:p text:style-name="P5">2019년 9월 27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심각</text:p>
          </table:table-cell>
          <table:table-cell table:style-name="표1.A9" office:value-type="string">
            <text:p text:style-name="P2">문의 답변 등록시 시퀀스 오류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5">DB 쿼리 error</text:p>
          </table:table-cell>
          <table:table-cell table:style-name="표1.A9" office:value-type="string">
            <text:p text:style-name="P5">2019년 9월 27일</text:p>
          </table:table-cell>
          <table:table-cell table:style-name="표1.A9" office:value-type="string">
            <text:p text:style-name="P5">황제선</text:p>
          </table:table-cell>
        </table:table-row>
        <table:table-row table:style-name="표1.1">
          <table:table-cell table:style-name="표1.A9" office:value-type="string">
            <text:p text:style-name="P5">2019년 9월 27일</text:p>
          </table:table-cell>
          <table:table-cell table:style-name="표1.A9" office:value-type="string">
            <text:p text:style-name="P5">최진우</text:p>
          </table:table-cell>
          <table:table-cell table:style-name="표1.A9" office:value-type="string">
            <text:p text:style-name="P5">미미</text:p>
          </table:table-cell>
          <table:table-cell table:style-name="표1.A9" office:value-type="string">
            <text:p text:style-name="P2">관리자 메인 aside에는 통계관리 header에는 통계정보</text:p>
          </table:table-cell>
          <table:table-cell table:style-name="표1.A9" office:value-type="string">
            <text:p text:style-name="P5">코딩 시</text:p>
          </table:table-cell>
          <table:table-cell table:style-name="표1.A9" office:value-type="string">
            <text:p text:style-name="P5">JSP error</text:p>
          </table:table-cell>
          <table:table-cell table:style-name="표1.A9" office:value-type="string">
            <text:p text:style-name="P5">2019년 9월 27일</text:p>
          </table:table-cell>
          <table:table-cell table:style-name="표1.A9" office:value-type="string">
            <text:p text:style-name="P5">황제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3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1 1</dc:creator>
    <meta:editing-cycles>9</meta:editing-cycles>
    <meta:creation-date>2019-01-07T02:45:00</meta:creation-date>
    <dc:date>2019-10-10T18:00:49.17</dc:date>
    <meta:editing-duration>PT29M28S</meta:editing-duration>
    <meta:generator>OpenOffice/4.1.6$Win32 OpenOffice.org_project/416m1$Build-9790</meta:generator>
    <meta:document-statistic meta:table-count="1" meta:image-count="0" meta:object-count="0" meta:page-count="1" meta:paragraph-count="123" meta:word-count="582" meta:character-count="9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